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30DB2F18ECE78DE8A27.png" manifest:media-type="image/png"/>
  <manifest:file-entry manifest:full-path="Pictures/10000001000001DF000000D0AD5E070CBC051F94.png" manifest:media-type="image/png"/>
  <manifest:file-entry manifest:full-path="Pictures/10000001000002B00000030D20D4C2B95EF43A72.png" manifest:media-type="image/png"/>
  <manifest:file-entry manifest:full-path="Pictures/10000001000001DF000001D6B7ADFFE369268FB3.png" manifest:media-type="image/png"/>
  <manifest:file-entry manifest:full-path="Pictures/100000010000026C000002596AEB542161BAFE82.png" manifest:media-type="image/png"/>
  <manifest:file-entry manifest:full-path="Pictures/10000001000001DF000001D6C7343F6B2BC3238F.png" manifest:media-type="image/png"/>
  <manifest:file-entry manifest:full-path="Pictures/10000001000001F70000018598F8C45188FAD6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1.847cm" svg:y="-1.064cm" svg:width="13.309cm" svg:height="10.292cm" draw:z-index="1"><draw:image xlink:href="Pictures/10000001000001F70000018598F8C45188FAD668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0.51cm" svg:y="2.046cm" svg:width="16.404cm" svg:height="15.901cm" draw:z-index="2"><draw:image xlink:href="Pictures/100000010000026C000002596AEB542161BAFE82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x="2.667cm" svg:y="0.381cm" svg:width="12.674cm" svg:height="5.503cm" draw:z-index="5"><draw:image xlink:href="Pictures/10000001000001DF000000D0AD5E070CBC051F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2.614cm" svg:y="0.041cm" svg:width="12.674cm" svg:height="12.435cm" draw:z-index="4"><draw:image xlink:href="Pictures/10000001000001DF000001D6C7343F6B2BC323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" text:anchor-type="char" svg:x="0.205cm" svg:y="0.231cm" svg:width="16.281cm" svg:height="18.337cm" draw:z-index="3"><draw:image xlink:href="Pictures/10000001000002B00000030DB2F18ECE78DE8A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2.085cm" svg:y="0.162cm" svg:width="12.674cm" svg:height="12.435cm" draw:z-index="6"><draw:image xlink:href="Pictures/10000001000001DF000001D6B7ADFFE369268FB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212cm" svg:y="1.958cm" svg:width="17cm" svg:height="19.297cm" draw:z-index="0"><draw:image xlink:href="Pictures/10000001000002B00000030D20D4C2B95EF43A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3:58:15.986490441</meta:creation-date>
    <dc:date>2024-10-11T14:15:18.124972183</dc:date>
    <meta:editing-duration>PT33S</meta:editing-duration>
    <meta:editing-cycles>1</meta:editing-cycles>
    <meta:document-statistic meta:table-count="0" meta:image-count="7" meta:object-count="0" meta:page-count="5" meta:paragraph-count="0" meta:word-count="0" meta:character-count="0" meta:non-whitespace-character-count="0"/>
    <meta:generator>LibreOffice/7.3.7.2$Linux_X86_64 LibreOffice_project/30$Build-2</meta:generator>
  </office:meta>
</office:document-meta>
</file>